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43121" officeooo:paragraph-rsid="0014312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43121" officeooo:paragraph-rsid="0014312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6271e" officeooo:paragraph-rsid="0016271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3121"/>
    </style:style>
    <style:style style:name="T3" style:family="text">
      <style:text-properties officeooo:rsid="0014d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5</text:span> - PRIORIDADES DE PROCESSOS E COMANDOS NICE E RENICE</text:p>
      <text:p text:style-name="P1"/>
      <text:p text:style-name="P2">*** <text:span text:style-name="T2">PRIORIDADES DE PROCESSOS ***</text:span></text:p>
      <text:p text:style-name="P2"/>
      <text:p text:style-name="P4">Tempo relativo de CPU o kernel aloca a um processo</text:p>
      <text:p text:style-name="P4"/>
      <text:p text:style-name="P4">PRI</text:p>
      <text:p text:style-name="P4"/>
      <text:p text:style-name="P4">top / ps -l</text:p>
      <text:p text:style-name="P4"/>
      <text:p text:style-name="P4">nice / renice</text:p>
      <text:p text:style-name="P4"/>
      <text:p text:style-name="P4">Número nice: -20 a +19; números negativos indicam prioridades maiores nice padrão: zero</text:p>
      <text:p text:style-name="P4"/>
      <text:p text:style-name="P4">Comando nice</text:p>
      <text:p text:style-name="P4"/>
      <text:p text:style-name="P4">Sintaxe:</text:p>
      <text:p text:style-name="P4">nice -n ajuste <text:span text:style-name="T3">comando #ajuste: número nice ajuste: de 1 a 19 usuários normais -20 a 19 para root</text:span></text:p>
      <text:p text:style-name="P4">Padrão é 10</text:p>
      <text:p text:style-name="P4"/>
      <text:p text:style-name="P3">*** COMANDO RENICE ***</text:p>
      <text:p text:style-name="P3"/>
      <text:p text:style-name="P5">Sintaxe:</text:p>
      <text:p text:style-name="P5">renice + | - novo_num_nice [opções] alvos</text:p>
      <text:p text:style-name="P5"/>
      <text:p text:style-name="P5">-u <text:tab/>interpreta alvos como nome de usuários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7:28:02.787003749</meta:creation-date>
    <dc:date>2020-04-04T19:14:14.225801866</dc:date>
    <meta:editing-duration>PT9M55S</meta:editing-duration>
    <meta:editing-cycles>1</meta:editing-cycles>
    <meta:document-statistic meta:table-count="0" meta:image-count="0" meta:object-count="0" meta:page-count="1" meta:paragraph-count="15" meta:word-count="90" meta:character-count="491" meta:non-whitespace-character-count="415"/>
    <meta:generator>LibreOffice/6.3.5.2$Linux_X86_64 LibreOffice_project/30$Build-2</meta:generator>
  </office:meta>
</office:document-meta>
</file>